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50505" loext:opacity="100%" style:font-name="Roboto" fo:font-size="13.5pt" fo:letter-spacing="normal" fo:font-style="normal" fo:font-weight="normal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50505" loext:opacity="100%" style:font-name="Roboto" fo:font-size="13.5pt" fo:letter-spacing="normal" fo:font-style="normal" fo:font-weight="normal" officeooo:paragraph-rsid="00058222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50505" loext:opacity="100%" style:font-name="Roboto" fo:font-size="13.5pt" fo:letter-spacing="normal" fo:font-style="normal" fo:font-weight="normal" officeooo:paragraph-rsid="00135487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50505" loext:opacity="100%" style:font-name="Roboto" fo:font-size="13.5pt" fo:letter-spacing="normal" fo:font-style="normal" fo:font-weight="normal" officeooo:rsid="00058222" officeooo:paragraph-rsid="00058222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50505" loext:opacity="100%" style:font-name="Roboto" fo:font-size="13.5pt" fo:letter-spacing="normal" fo:font-style="normal" fo:font-weight="normal" officeooo:rsid="00058222" officeooo:paragraph-rsid="00073967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50505" loext:opacity="100%" style:font-name="Roboto" fo:font-size="13.5pt" fo:letter-spacing="normal" fo:font-style="normal" fo:font-weight="normal" officeooo:rsid="00058222" officeooo:paragraph-rsid="0009369a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50505" loext:opacity="100%" style:font-name="Roboto" fo:font-size="13.5pt" fo:letter-spacing="normal" fo:font-style="normal" fo:font-weight="normal" officeooo:rsid="00058222" officeooo:paragraph-rsid="000bcfd2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50505" loext:opacity="100%" style:font-name="Roboto" fo:font-size="13.5pt" fo:letter-spacing="normal" fo:font-style="normal" fo:font-weight="normal" officeooo:rsid="00058222" officeooo:paragraph-rsid="000d6308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50505" loext:opacity="100%" style:font-name="Roboto" fo:font-size="13.5pt" fo:letter-spacing="normal" fo:font-style="normal" fo:font-weight="normal" officeooo:rsid="00058222" officeooo:paragraph-rsid="00102907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50505" loext:opacity="100%" style:font-name="Roboto" fo:font-size="13.5pt" fo:letter-spacing="normal" fo:font-style="normal" fo:font-weight="normal" officeooo:rsid="00058222" officeooo:paragraph-rsid="001225a4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50505" loext:opacity="100%" style:font-name="Roboto" fo:font-size="13.5pt" fo:letter-spacing="normal" fo:font-style="normal" fo:font-weight="normal" officeooo:rsid="000bcfd2" officeooo:paragraph-rsid="000bcfd2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50505" loext:opacity="100%" style:font-name="Roboto" fo:font-size="13.5pt" fo:letter-spacing="normal" fo:font-style="normal" fo:font-weight="normal" officeooo:rsid="000bcfd2" officeooo:paragraph-rsid="000f17b3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50505" loext:opacity="100%" style:font-name="Roboto" fo:font-size="13.5pt" fo:letter-spacing="normal" fo:font-style="normal" fo:font-weight="normal" officeooo:rsid="000c4738" officeooo:paragraph-rsid="000c4738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50505" loext:opacity="100%" style:font-name="Roboto" fo:font-size="13.5pt" fo:letter-spacing="normal" fo:font-style="normal" fo:font-weight="normal" officeooo:rsid="000c4738" officeooo:paragraph-rsid="000d6308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50505" loext:opacity="100%" style:font-name="Roboto" fo:font-size="13.5pt" fo:letter-spacing="normal" fo:font-style="normal" fo:font-weight="normal" officeooo:rsid="000f17b3" officeooo:paragraph-rsid="000f17b3"/>
    </style:style>
    <style:style style:name="P1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50505" loext:opacity="100%" style:font-name="Roboto" fo:font-size="13.5pt" fo:letter-spacing="normal" fo:font-style="normal" fo:font-weight="normal" officeooo:rsid="000f17b3" officeooo:paragraph-rsid="00102907"/>
    </style:style>
    <style:style style:name="P1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50505" loext:opacity="100%" style:font-name="Roboto" fo:font-size="13.5pt" fo:letter-spacing="normal" fo:font-style="normal" fo:font-weight="normal" officeooo:rsid="001225a4" officeooo:paragraph-rsid="001225a4"/>
    </style:style>
    <style:style style:name="P1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50505" loext:opacity="100%" style:font-name="Roboto" fo:font-size="13.5pt" fo:letter-spacing="normal" fo:font-style="normal" fo:font-weight="normal" officeooo:rsid="001225a4" officeooo:paragraph-rsid="00135487"/>
    </style:style>
    <style:style style:name="P1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50505" loext:opacity="100%" style:font-name="Roboto" fo:font-size="13.5pt" fo:letter-spacing="normal" fo:font-style="normal" fo:font-weight="bold" officeooo:paragraph-rsid="00058222" style:font-weight-asian="bold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50505" loext:opacity="100%" style:font-name="Roboto" fo:font-size="13.5pt" fo:letter-spacing="normal" fo:font-style="normal" fo:font-weight="bold" officeooo:paragraph-rsid="00073967" style:font-weight-asian="bold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50505" loext:opacity="100%" style:font-name="Roboto" fo:font-size="13.5pt" fo:letter-spacing="normal" fo:font-style="normal" fo:font-weight="bold" officeooo:rsid="000bcfd2" officeooo:paragraph-rsid="000bcfd2" style:font-weight-asian="bold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50505" loext:opacity="100%" style:font-name="Roboto" fo:font-size="13.5pt" fo:letter-spacing="normal" fo:font-style="normal" fo:font-weight="bold" officeooo:paragraph-rsid="00058222"/>
    </style:style>
    <style:style style:name="P2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50505" loext:opacity="100%" style:font-name="Roboto" fo:font-size="13.5pt" fo:letter-spacing="normal" fo:font-style="italic" fo:font-weight="normal" officeooo:rsid="00058222" officeooo:paragraph-rsid="000bcfd2" style:font-style-asian="italic" style:font-style-complex="italic"/>
    </style:style>
    <style:style style:name="P2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50505" loext:opacity="100%" style:font-name="Roboto" fo:font-size="13.5pt" fo:letter-spacing="normal" fo:font-style="italic" fo:font-weight="normal" officeooo:rsid="00058222" officeooo:paragraph-rsid="000bcfd2" style:font-style-asian="italic" style:font-style-complex="italic"/>
    </style:style>
    <style:style style:name="P2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50505" loext:opacity="100%" style:font-name="Roboto" fo:font-size="13.5pt" fo:letter-spacing="normal" fo:font-style="normal" fo:font-weight="normal" officeooo:rsid="00058222" officeooo:paragraph-rsid="00102907" style:font-weight-asian="bold" style:font-weight-complex="bold"/>
    </style:style>
    <style:style style:name="P2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50505" loext:opacity="100%" style:font-name="Roboto" fo:font-size="13.5pt" fo:letter-spacing="normal" fo:font-style="normal" fo:font-weight="normal" officeooo:rsid="00102907" officeooo:paragraph-rsid="00102907" style:font-weight-asian="bold" style:font-weight-complex="bold"/>
    </style:style>
    <style:style style:name="P2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50505" loext:opacity="100%" style:font-name="Roboto" fo:font-size="13.5pt" fo:letter-spacing="normal" fo:font-style="normal" fo:font-weight="normal" officeooo:rsid="00102907" officeooo:paragraph-rsid="001225a4" style:font-weight-asian="bold" style:font-weight-complex="bold"/>
    </style:style>
    <style:style style:name="P2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50505" loext:opacity="100%" style:font-name="Roboto" fo:font-size="13.5pt" fo:letter-spacing="normal" fo:font-style="normal" fo:font-weight="normal" officeooo:rsid="00135487" officeooo:paragraph-rsid="00135487" style:font-weight-asian="bold" style:font-weight-complex="bold"/>
    </style:style>
    <style:style style:name="P2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50505" loext:opacity="100%" style:font-name="Roboto" fo:font-size="13.5pt" fo:letter-spacing="normal" fo:font-style="normal" fo:font-weight="normal" officeooo:rsid="000bcfd2" officeooo:paragraph-rsid="000bcfd2"/>
    </style:style>
    <style:style style:name="P3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50505" loext:opacity="100%" style:font-name="Roboto" fo:font-size="13.5pt" fo:letter-spacing="normal" fo:font-style="normal" fo:font-weight="normal" officeooo:rsid="000bcfd2" officeooo:paragraph-rsid="00154706"/>
    </style:style>
    <style:style style:name="T1" style:family="text">
      <style:text-properties officeooo:rsid="00058222"/>
    </style:style>
    <style:style style:name="T2" style:family="text">
      <style:text-properties officeooo:rsid="00073967"/>
    </style:style>
    <style:style style:name="T3" style:family="text">
      <style:text-properties officeooo:rsid="000915a0"/>
    </style:style>
    <style:style style:name="T4" style:family="text">
      <style:text-properties style:font-weight-asian="bold" style:font-weight-complex="bold"/>
    </style:style>
    <style:style style:name="T5" style:family="text">
      <style:text-properties officeooo:rsid="00073967" style:font-weight-asian="bold" style:font-weight-complex="bold"/>
    </style:style>
    <style:style style:name="T6" style:family="text">
      <style:text-properties officeooo:rsid="00058222" style:font-weight-asian="bold" style:font-weight-complex="bold"/>
    </style:style>
    <style:style style:name="T7" style:family="text">
      <style:text-properties officeooo:rsid="000915a0" style:font-weight-asian="bold" style:font-weight-complex="bold"/>
    </style:style>
    <style:style style:name="T8" style:family="text">
      <style:text-properties officeooo:rsid="00102907" style:font-weight-asian="bold" style:font-weight-complex="bold"/>
    </style:style>
    <style:style style:name="T9" style:family="text">
      <style:text-properties officeooo:rsid="001225a4" style:font-weight-asian="bold" style:font-weight-complex="bold"/>
    </style:style>
    <style:style style:name="T10" style:family="text">
      <style:text-properties officeooo:rsid="00135487" style:font-weight-asian="bold" style:font-weight-complex="bold"/>
    </style:style>
    <style:style style:name="T11" style:family="text">
      <style:text-properties officeooo:rsid="000bcfd2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0d6308"/>
    </style:style>
    <style:style style:name="T14" style:family="text">
      <style:text-properties officeooo:rsid="000f17b3"/>
    </style:style>
    <style:style style:name="T15" style:family="text">
      <style:text-properties officeooo:rsid="00102907"/>
    </style:style>
    <style:style style:name="T16" style:family="text">
      <style:text-properties officeooo:rsid="001225a4"/>
    </style:style>
    <style:style style:name="T17" style:family="text">
      <style:text-properties officeooo:rsid="00135487"/>
    </style:style>
    <style:style style:name="T18" style:family="text">
      <style:text-properties officeooo:rsid="001547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2">Домашняя работа №9 “</text:span>Разработать микросервисную архитектуру для игры Космический бой<text:span text:style-name="T2">”</text:span></text:p>
      <text:p text:style-name="P1"><text:tab/></text:p>
      <text:p text:style-name="P4">План</text:p>
      <text:p text:style-name="P4"/>
      <text:p text:style-name="P1"><text:span text:style-name="T1">1) </text:span><text:span text:style-name="T2">(</text:span><text:span text:style-name="T1">Пункт 2</text:span><text:span text:style-name="T2">)</text:span> <text:span text:style-name="T2">Д</text:span>иаграммы, описывающие набор микросервисов и потоки сообщений</text:p>
      <text:p text:style-name="P1"/>
      <text:p text:style-name="P1"><text:span text:style-name="T1">2) </text:span><text:span text:style-name="T2">(</text:span><text:span text:style-name="T1">Пункт 3</text:span><text:span text:style-name="T2">)</text:span><text:span text:style-name="T1"> У</text:span>зкие места и потенциальные проблемы масштабирования приложения и способы их решения</text:p>
      <text:p text:style-name="P1"/>
      <text:p text:style-name="P1"><text:span text:style-name="T1">3) </text:span><text:span text:style-name="T2">(</text:span><text:span text:style-name="T1">Пункт 4</text:span><text:span text:style-name="T2">)</text:span><text:span text:style-name="T1"> К</text:span>омпоненты, к которым чаще всего будут меняться требования</text:p>
      <text:p text:style-name="P1"/>
      <text:p text:style-name="P1"/>
      <text:p text:style-name="P20"><text:span text:style-name="T2">(</text:span><text:span text:style-name="T1">Пункт 2</text:span><text:span text:style-name="T2">)</text:span><text:span text:style-name="T1">Д</text:span>иаграммы, описывающие набор микросервисов и потоки сообщений</text:p>
      <text:p text:style-name="P2"/>
      <text:p text:style-name="P4">Задача может быть реализована в виде 4-х микросервисов:</text:p>
      <text:p text:style-name="P4"/>
      <text:p text:style-name="P4">1) микросервис Турниры/Игры/<text:span text:style-name="T3">Бои</text:span></text:p>
      <text:p text:style-name="P4">2) микросервис Пользователи</text:p>
      <text:p text:style-name="P4">3) микросервис Рейтинги</text:p>
      <text:p text:style-name="P4">4) микросервис Рассылка уведомлений</text:p>
      <text:p text:style-name="P4"/>
      <text:p text:style-name="P5">Приложены диаграммы:</text:p>
      <text:p text:style-name="P6">- Сервисная_модель.drawio</text:p>
      <text:p text:style-name="P6">- Декомпозиция по агрегатам.drawio</text:p>
      <text:p text:style-name="P5">- Набор микросервисов.drawio</text:p>
      <text:p text:style-name="P11"/>
      <text:p text:style-name="P21">Endpoints/<text:span text:style-name="T18">сообщения</text:span> для Микросервисов:</text:p>
      <text:p text:style-name="P23">1) микросервис Турниры/Игры/<text:span text:style-name="T3">Бои</text:span></text:p>
      <text:p text:style-name="P7">Получение списка турниров GET api/v1/tournament/get-list</text:p>
      <text:p text:style-name="P7">Получение а<text:span text:style-name="T15">т</text:span>рибутов турнира<text:span text:style-name="T15">(и результатов)</text:span> GET api/v1/tournament/{:id}</text:p>
      <text:p text:style-name="P7">Создание турнира POST api/v1/tournament</text:p>
      <text:p text:style-name="P13">{</text:p>
      <text:p text:style-name="P13"><text:s text:c="2"/>“id”:“...”,</text:p>
      <text:p text:style-name="P13"><text:s text:c="2"/>“name”:“...”,</text:p>
      <text:p text:style-name="P13"><text:s text:c="2"/>“schedule”:{...},</text:p>
      <text:p text:style-name="P13">}</text:p>
      <text:p text:style-name="P8"><text:span text:style-name="T13">Подать заявку на турнир</text:span> POST api/v1/tournament/apply-for-tournament</text:p>
      <text:p text:style-name="P14">{</text:p>
      <text:p text:style-name="P14"><text:s text:c="2"/>“id<text:span text:style-name="T13">User</text:span>”:“...”,</text:p>
      <text:p text:style-name="P14"><text:s text:c="2"/>“<text:span text:style-name="T13">idTournament</text:span>”:“...”,</text:p>
      <text:p text:style-name="P14"><text:soft-page-break/>}</text:p>
      <text:p text:style-name="P23">2) микросервис Пользователи</text:p>
      <text:p text:style-name="P11">Регистрация пользователя POST api/v1/user/register</text:p>
      <text:p text:style-name="P11">Получение списка пользователей GET api/v1/user/get-list</text:p>
      <text:p text:style-name="P11">Вход пользователя в систему POST api/v1/user/login </text:p>
      <text:p text:style-name="P30">В<text:span text:style-name="T18">ы</text:span>ход пользователя <text:span text:style-name="T18">из</text:span> систем<text:span text:style-name="T18">ы</text:span> POST api/v1/user/lo<text:span text:style-name="T18">gout</text:span></text:p>
      <text:p text:style-name="P11">Получение атрибутов пользователя GET api/v1/user/{:id}</text:p>
      <text:p text:style-name="P11"/>
      <text:p text:style-name="P7">3<text:span text:style-name="T12">) микросервис Рейтинги</text:span></text:p>
      <text:p text:style-name="P12">Получение <text:span text:style-name="T14">рейтинига </text:span>пользователя GET api/v1/user-rating/{:id}</text:p>
      <text:p text:style-name="P12">Получение <text:span text:style-name="T14">рейтинига турнира</text:span> GET api/v1/user-rating/{:id}</text:p>
      <text:p text:style-name="P15">Сообщение для очереди ratings об изменении рейтинга пользователя:</text:p>
      <text:p text:style-name="P15">{</text:p>
      <text:p text:style-name="P16"><text:s text:c="2"/>“idUser”:“…”,</text:p>
      <text:p text:style-name="P16"><text:s text:c="2"/>“ratingDelta”:“…”</text:p>
      <text:p text:style-name="P15">}</text:p>
      <text:p text:style-name="P15"/>
      <text:p text:style-name="P15">Сообщение для очереди ratings об изменении рейтинга турнира:</text:p>
      <text:p text:style-name="P15">{</text:p>
      <text:p text:style-name="P16"><text:s text:c="2"/>“idTournament”:“…”,</text:p>
      <text:p text:style-name="P16"><text:s text:c="2"/>“ratingDelta”:“…”</text:p>
      <text:p text:style-name="P15">}</text:p>
      <text:p text:style-name="P15"/>
      <text:p text:style-name="P23">4) микросервис Рассылка уведомлений</text:p>
      <text:p text:style-name="P15">Сообщение для очереди notifications: у<text:span text:style-name="T11">частник бо</text:span>я<text:span text:style-name="T11"> получа</text:span>ет<text:span text:style-name="T11"> уведомлени</text:span><text:span text:style-name="T15">е</text:span><text:span text:style-name="T11"> о приглашении на турнир</text:span>:</text:p>
      <text:p text:style-name="P15">{</text:p>
      <text:p text:style-name="P16"><text:s text:c="2"/>“idUser”: “…”,</text:p>
      <text:p text:style-name="P16"><text:s text:c="2"/>“gameDate”: “…”,</text:p>
      <text:p text:style-name="P15"><text:s text:c="3"/>“notificationType”:”Invitation”</text:p>
      <text:p text:style-name="P15">}</text:p>
      <text:p text:style-name="P16">Сообщение для очереди notifications: у<text:span text:style-name="T11">частник получа</text:span>ет<text:span text:style-name="T11"> решение по заявке на участие в турнире</text:span>:</text:p>
      <text:p text:style-name="P16">{</text:p>
      <text:p text:style-name="P16"><text:s text:c="2"/>“idUser”:“…”,</text:p>
      <text:p text:style-name="P16"><text:s text:c="2"/>“idTournament”: “…”,</text:p>
      <text:p text:style-name="P16"><text:s text:c="3"/>“notificationType”:”<text:span text:style-name="T1">appl</text:span><text:span text:style-name="T15">icationDecision</text:span>”</text:p>
      <text:p text:style-name="P16">}</text:p>
      <text:p text:style-name="P16">Сообщение для очереди notifications: у<text:span text:style-name="T11">частник получа</text:span>ет<text:span text:style-name="T11"> уведомлени</text:span><text:span text:style-name="T15">е о</text:span><text:span text:style-name="T11"> завершении боя</text:span>:</text:p>
      <text:p text:style-name="P15">{</text:p>
      <text:p text:style-name="P16"><text:s text:c="2"/>“idUser”:“…”,</text:p>
      <text:p text:style-name="P16"><text:s text:c="2"/>“idTournament”: “…”,</text:p>
      <text:p text:style-name="P16"><text:s text:c="3"/>“notificationType”:”<text:span text:style-name="T15">gameEnded</text:span>”</text:p>
      <text:p text:style-name="P15">}</text:p>
      <text:p text:style-name="P15"><text:soft-page-break/></text:p>
      <text:p text:style-name="P16">Сообщение для очереди notifications: у<text:span text:style-name="T11">частник получа</text:span>ет<text:span text:style-name="T11"> уведомлени</text:span><text:span text:style-name="T15">е о</text:span><text:span text:style-name="T11"> скором начале боя</text:span>:</text:p>
      <text:p text:style-name="P16">{</text:p>
      <text:p text:style-name="P16"><text:s text:c="2"/>“idUser”:“…”,</text:p>
      <text:p text:style-name="P16"><text:s text:c="2"/>“idTournament”: “…”,</text:p>
      <text:p text:style-name="P16"><text:s text:c="3"/>“notificationType”:”<text:span text:style-name="T15">gameStartsSoon</text:span>”</text:p>
      <text:p text:style-name="P16">}</text:p>
      <text:p text:style-name="P16"/>
      <text:p text:style-name="P7"/>
      <text:p text:style-name="P22"><text:span text:style-name="T5">(</text:span><text:span text:style-name="T6">Пункт 3</text:span><text:span text:style-name="T5">)</text:span><text:span text:style-name="T6"> У</text:span><text:span text:style-name="T4">зкие места и потенциальные проблемы масштабирования приложения и способы их решения</text:span></text:p>
      <text:p text:style-name="P25"/>
      <text:p text:style-name="P9"><text:span text:style-name="T8">Узкое место: </text:span><text:span text:style-name="T4">микросервис Турниры/Игры/</text:span><text:span text:style-name="T7">Бои </text:span><text:span text:style-name="T8">получи</text:span><text:span text:style-name="T10">л</text:span><text:span text:style-name="T8">ся достаточно нагруженным по логике. </text:span></text:p>
      <text:p text:style-name="P26">Способ решения: Можно выделить отдельный “микросервис Бои”.</text:p>
      <text:p text:style-name="P26"/>
      <text:p text:style-name="P17"><text:span text:style-name="T8">П</text:span><text:span text:style-name="T4">роблема масшабирования: </text:span><text:span text:style-name="T8">микросервис уведомлений </text:span><text:span text:style-name="T4">может быть </text:span><text:span text:style-name="T8">сильно нагружен </text:span><text:span text:style-name="T4">и могут наблюдаться задержки в отправке <text:s/>уведомлений.</text:span></text:p>
      <text:p text:style-name="P10"><text:span text:style-name="T8">Способ решения: </text:span><text:span text:style-name="T9">М</text:span><text:span text:style-name="T8">ожно создать дополнительный экземпляр сервиса </text:span><text:span text:style-name="T9">уведомлений</text:span><text:span text:style-name="T8">. Сервис уведомлений можно масшабировать, т.к. на входе очередь сообщений.</text:span></text:p>
      <text:p text:style-name="P27"/>
      <text:p text:style-name="P3"><text:span text:style-name="T8">Проблема масшабирования: </text:span><text:span text:style-name="T10">входной компонент “API Gateway” может потребовать масштабирования, в случае большого количества запросов от пользователей. Компонент “API Gateway” можно будет масштабировать, он выполняет только функцию прокси для перенаправлиния входных вызовов к микросервисам системы.</text:span></text:p>
      <text:p text:style-name="P28"/>
      <text:p text:style-name="P2"/>
      <text:p text:style-name="P19"><text:span text:style-name="T2">(</text:span><text:span text:style-name="T1">Пункт 4</text:span><text:span text:style-name="T2">)</text:span><text:span text:style-name="T1"> К</text:span>омпоненты, к которым чаще всего будут меняться требования</text:p>
      <text:p text:style-name="P19"/>
      <text:p text:style-name="P19"/>
      <text:p text:style-name="P18"><text:span text:style-name="T17">1. Могут</text:span> меняться требования к микросервису “<text:span text:style-name="T1">микросервис Турниры/Игры/</text:span><text:span text:style-name="T3">Бои”. </text:span><text:span text:style-name="T17">Могут вводиться новые правила боев. Могут вводиться новые объекты в играх. Может вводиться новое поведение объектов в играх.</text:span></text:p>
      <text:p text:style-name="P18"/>
      <text:p text:style-name="P3"><text:span text:style-name="T17">2. Могут</text:span><text:span text:style-name="T16"> меняться требования к микросервису “</text:span><text:span text:style-name="T1">микросервис Рассылка уведомлений”. Мо</text:span><text:span text:style-name="T17">жет</text:span><text:span text:style-name="T1"> требоваться </text:span><text:span text:style-name="T17">поддержка новых видов транспортов для передачи уведомлений: электронная почта, SMS, сообщения в мессенджерах и др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6T16:21:12.265594915</meta:creation-date>
    <meta:generator>LibreOffice/7.3.7.2$Linux_X86_64 LibreOffice_project/30$Build-2</meta:generator>
    <dc:date>2025-04-06T18:32:03.508544149</dc:date>
    <meta:editing-duration>PT1H3M54S</meta:editing-duration>
    <meta:editing-cycles>8</meta:editing-cycles>
    <meta:document-statistic meta:table-count="0" meta:image-count="0" meta:object-count="0" meta:page-count="3" meta:paragraph-count="84" meta:word-count="420" meta:character-count="3691" meta:non-whitespace-character-count="3304"/>
  </office:meta>
</office:document-meta>
</file>